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gr68" style:family="graphic" style:parent-style-name="standard">
      <style:graphic-properties draw:stroke="none" svg:stroke-color="#000000" draw:fill="none" draw:fill-color="#ffffff" fo:min-height="2.051cm"/>
    </style:style>
    <style:style style:name="gr6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6.078cm" fo:padding-top="0.165cm" fo:padding-bottom="0.165cm" fo:padding-left="0.29cm" fo:padding-right="0.29cm"/>
    </style:style>
    <style:style style:name="gr71" style:family="graphic" style:parent-style-name="standard">
      <style:graphic-properties svg:stroke-color="#000000" draw:fill-color="#ff00e6" draw:textarea-horizontal-align="justify" draw:textarea-vertical-align="middle" draw:auto-grow-height="false" fo:min-height="1.147cm" fo:min-width="6.612cm"/>
    </style:style>
    <style:style style:name="gr7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4.653cm" fo:padding-top="0.165cm" fo:padding-bottom="0.165cm" fo:padding-left="0.29cm" fo:padding-right="0.29cm"/>
    </style:style>
    <style:style style:name="gr73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4.422cm"/>
    </style:style>
    <style:style style:name="gr7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701cm" fo:min-width="6.232cm" fo:padding-top="0.165cm" fo:padding-bottom="0.165cm" fo:padding-left="0.29cm" fo:padding-right="0.29cm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1.198cm" fo:min-width="10.619cm" fo:padding-top="0.165cm" fo:padding-bottom="0.165cm" fo:padding-left="0.29cm" fo:padding-right="0.29cm"/>
    </style:style>
    <style:style style:name="gr76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5.392cm"/>
    </style:style>
    <style:style style:name="gr77" style:family="graphic" style:parent-style-name="standard">
      <style:graphic-properties draw:stroke="none" svg:stroke-color="#000000" draw:fill="none" draw:fill-color="#ffffff" fo:min-height="1.025cm"/>
    </style:style>
    <style:style style:name="gr7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483cm" fo:min-width="3.103cm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fo:min-height="1.274cm"/>
    </style:style>
    <style:style style:name="gr8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</style:style>
    <style:style style:name="gr81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</style:style>
    <style:style style:name="gr8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</style:style>
    <style:style style:name="gr83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</style:style>
    <style:style style:name="gr84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</style:style>
    <style:style style:name="gr8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</style:style>
    <style:style style:name="gr86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</style:style>
    <style:style style:name="gr87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/>
    </style:style>
    <style:style style:name="gr88" style:family="graphic" style:parent-style-name="objectwithoutfill">
      <style:graphic-properties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fo:min-height="1.026cm"/>
    </style:style>
    <style:style style:name="gr90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/>
    </style:style>
    <style:style style:name="gr91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766cm" fo:min-width="5.094cm"/>
    </style:style>
    <style:style style:name="gr92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468cm" fo:min-width="4.867cm"/>
    </style:style>
    <style:style style:name="gr93" style:family="graphic" style:parent-style-name="objectwithoutfill">
      <style:graphic-properties draw:marker-end="Arrow" draw:marker-end-width="0.3cm" draw:fill="solid" draw:fill-color="#00b6bd" draw:textarea-vertical-align="middle"/>
    </style:style>
    <style:style style:name="gr94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1.61cm" fo:min-width="4.199cm"/>
    </style:style>
    <style:style style:name="gr95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468cm" fo:min-width="4.867cm"/>
    </style:style>
    <style:style style:name="gr96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766cm" fo:min-width="6.612cm"/>
    </style:style>
    <style:style style:name="gr97" style:family="graphic" style:parent-style-name="standard">
      <style:graphic-properties draw:fill="none" draw:textarea-vertical-align="middle" draw:auto-grow-height="false" fo:min-height="4.687cm" fo:min-width="0cm"/>
    </style:style>
    <style:style style:name="gr98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1.225cm" fo:min-width="3.569cm"/>
    </style:style>
    <style:style style:name="gr99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468cm" fo:min-width="4.867cm"/>
    </style:style>
    <style:style style:name="gr100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766cm" fo:min-width="6.612cm"/>
    </style:style>
    <style:style style:name="gr101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1.225cm" fo:min-width="3.569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-color="#59c5c7"/>
      <style:paragraph-properties fo:text-align="center"/>
      <style:text-properties fo:font-size="12pt" style:font-size-asian="12pt" style:font-size-complex="12pt"/>
    </style:style>
    <style:style style:name="P39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solid" draw:fill-color="#7da7d8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="solid" draw:fill-color="#7da7d8"/>
      <style:paragraph-properties fo:text-align="center"/>
    </style:style>
    <style:style style:name="P42" style:family="paragraph">
      <loext:graphic-properties draw:fill="solid" draw:fill-color="#00b6bd"/>
      <style:paragraph-properties fo:text-align="center"/>
    </style:style>
    <style:style style:name="P43" style:family="paragraph">
      <loext:graphic-properties draw:fill="solid" draw:fill-color="#f7a19a"/>
      <style:paragraph-properties fo:text-align="center"/>
      <style:text-properties fo:font-size="12pt" style:font-size-asian="12pt" style:font-size-complex="12pt"/>
    </style:style>
    <style:style style:name="P44" style:family="paragraph">
      <loext:graphic-properties draw:fill="solid" draw:fill-color="#00b6bd"/>
      <style:paragraph-properties fo:text-align="center"/>
      <style:text-properties fo:font-size="12pt" style:font-size-asian="12pt" style:font-size-complex="12pt"/>
    </style:style>
    <style:style style:name="P45" style:family="paragraph">
      <loext:graphic-properties draw:fill="solid" draw:fill-color="#00b6b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solid" draw:fill-color="#f38c90"/>
      <style:paragraph-properties fo:text-align="center"/>
      <style:text-properties fo:color="#ffffff"/>
    </style:style>
    <style:style style:name="P47" style:family="paragraph">
      <loext:graphic-properties draw:fill="solid" draw:fill-color="#f38c90"/>
      <style:paragraph-properties fo:text-align="center"/>
      <style:text-properties fo:color="#ffffff" fo:font-size="12pt" style:font-size-asian="12pt" style:font-size-complex="12pt"/>
    </style:style>
    <style:style style:name="P48" style:family="paragraph">
      <loext:graphic-properties draw:fill="solid" draw:fill-color="#f38c9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13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</text:span><text:span text:style-name="T1">a</text:span><text:span text:style-name="T1">g</text:span><text:span text:style-name="T1">di</text:span><text:span text:style-name="T1">p</text:span><text:span text:style-name="T1">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</text:span><text:span text:style-name="T3">br</text:span><text:span text:style-name="T3">u</text:span><text:span text:style-name="T3">Di</text:span><text:span text:style-name="T3">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</text:span><text:span text:style-name="T3">th</text:span><text:span text:style-name="T3">o</text:span><text:span text:style-name="T3">g</text:span><text:span text:style-name="T3">o</text:span><text:span text:style-name="T3">n</text:span><text:span text:style-name="T3">ali</text:span><text:span text:style-name="T3">ty</text:span><text:span text:style-name="T3">L</text:span><text:span text:style-name="T3">o</text:span><text:span text:style-name="T3">o</text:span><text:span text:style-name="T3">p.</text:span><text:span text:style-name="T3">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</text:span><text:span text:style-name="T2">CatTre</text:span><text:span text:style-name="T2">eDists.</text:span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13.014cm" svg:y="9.7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5.451cm" svg:y="11.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7.296cm" svg:y1="10.486cm" svg:x2="17.292cm" svg:y2="11.72cm" draw:start-shape="id78" draw:start-glue-point="6" draw:end-shape="id79" draw:end-glue-point="4" svg:d="M17296 10486v542l-4 190v502" svg:viewBox="0 0 5 1235">
          <text:p/>
        </draw:connector>
        <draw:custom-shape draw:style-name="gr61" draw:text-style-name="P20" xml:id="id80" draw:id="id80" draw:layer="layout" svg:width="3.866cm" svg:height="0.735cm" svg:x="15.365cm" svg:y="6.0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5.45cm" svg:y="7.9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7.298cm" svg:y1="6.803cm" svg:x2="17.291cm" svg:y2="7.911cm" draw:start-shape="id80" draw:start-glue-point="6" draw:end-shape="id81" draw:end-glue-point="4" svg:d="M17298 6803l-7 1108" svg:viewBox="0 0 8 1109">
          <text:p/>
        </draw:connector>
        <draw:connector draw:style-name="gr42" draw:text-style-name="P14" draw:layer="layout" draw:type="lines" svg:x1="17.291cm" svg:y1="8.601cm" svg:x2="17.295cm" svg:y2="9.784cm" draw:start-shape="id81" draw:start-glue-point="6" draw:end-shape="id78" draw:end-glue-point="0" svg:d="M17291 86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21.526cm" svg:y="11.6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8.355cm" svg:y="9.6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038cm" svg:y1="10.116cm" svg:x2="13.014cm" svg:y2="10.135cm" draw:start-shape="id82" draw:start-glue-point="7" draw:end-shape="id78" draw:end-glue-point="5" svg:d="M12038 10116l976 19" svg:viewBox="0 0 977 20">
          <text:p/>
        </draw:connector>
        <draw:connector draw:style-name="gr13" draw:text-style-name="P14" draw:layer="layout" draw:type="line" svg:x1="19.134cm" svg:y1="12.164cm" svg:x2="21.526cm" svg:y2="12.162cm" draw:start-shape="id79" draw:start-glue-point="7" draw:end-shape="id83" svg:d="M19134 12164l2392-2" svg:viewBox="0 0 2393 3">
          <text:p/>
        </draw:connector>
        <draw:frame draw:style-name="gr66" draw:text-style-name="P36" draw:layer="layout" svg:width="5.207cm" svg:height="0.763cm" svg:x="21.388cm" svg:y="10.949cm">
          <draw:text-box>
            <text:p><text:span text:style-name="T10">loop</text:span><text:span text:style-name="T10">_as</text:span><text:span text:style-name="T10">ymB</text:span><text:span text:style-name="T10">ruFit</text:span><text:span text:style-name="T10">.rb</text:span></text:p>
          </draw:text-box>
        </draw:frame>
        <draw:custom-shape draw:style-name="gr61" draw:text-style-name="P20" xml:id="id84" draw:id="id84" draw:layer="layout" svg:width="3.866cm" svg:height="0.735cm" svg:x="28.385cm" svg:y="14.7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7.662cm" svg:y="13.889cm">
          <draw:text-box>
            <text:p><text:span text:style-name="T10">loop</text:span><text:span text:style-name="T10">_ch</text:span><text:span text:style-name="T10">eckI</text:span><text:span text:style-name="T10">njec</text:span><text:span text:style-name="T10">tion</text:span><text:span text:style-name="T10">Fit.r</text:span><text:span text:style-name="T10">b</text:span></text:p>
          </draw:text-box>
        </draw:frame>
        <draw:connector draw:style-name="gr13" draw:text-style-name="P14" draw:layer="layout" svg:x1="19.133cm" svg:y1="8.256cm" svg:x2="30.318cm" svg:y2="14.732cm" draw:start-shape="id81" draw:start-glue-point="7" draw:end-shape="id84" draw:end-glue-point="4" svg:d="M19133 8256h11185v6476" svg:viewBox="0 0 11186 6477">
          <text:p/>
        </draw:connector>
        <draw:custom-shape draw:style-name="gr11" draw:text-style-name="P12" xml:id="id85" draw:id="id85" draw:layer="layout" svg:width="3.683cm" svg:height="0.889cm" svg:x="21.621cm" svg:y="14.6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459cm" svg:y1="12.67cm" svg:x2="23.462cm" svg:y2="14.648cm" draw:start-shape="id83" draw:start-glue-point="6" draw:end-shape="id85" draw:end-glue-point="4" svg:d="M23459 12670l3 1978" svg:viewBox="0 0 4 1979">
          <text:p/>
        </draw:connector>
        <draw:connector draw:style-name="gr13" draw:text-style-name="P14" draw:layer="layout" draw:type="line" svg:x1="25.304cm" svg:y1="15.092cm" svg:x2="28.385cm" svg:y2="15.1cm" draw:start-shape="id85" draw:start-glue-point="7" draw:end-shape="id84" draw:end-glue-point="5" svg:d="M25304 15092l3081 8" svg:viewBox="0 0 3082 9">
          <text:p/>
        </draw:connector>
        <draw:custom-shape draw:style-name="gr67" draw:text-style-name="P12" xml:id="id86" draw:id="id86" draw:layer="layout" svg:width="7.475cm" svg:height="1.4cm" svg:x="26.601cm" svg:y="17.5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0.318cm" svg:y1="15.467cm" svg:x2="30.339cm" svg:y2="17.569cm" draw:start-shape="id84" draw:start-glue-point="6" draw:end-shape="id86" draw:end-glue-point="4" svg:d="M30318 15467l21 2102" svg:viewBox="0 0 22 2103">
          <text:p/>
        </draw:connector>
        <draw:custom-shape draw:style-name="gr61" draw:text-style-name="P20" xml:id="id87" draw:id="id87" draw:layer="layout" svg:width="3.866cm" svg:height="0.735cm" svg:x="28.413cm" svg:y="20.6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0.339cm" svg:y1="18.969cm" svg:x2="30.346cm" svg:y2="20.609cm" draw:start-shape="id86" draw:start-glue-point="6" draw:end-shape="id87" draw:end-glue-point="4" svg:d="M30339 18969l7 1640" svg:viewBox="0 0 8 1641">
          <text:p/>
        </draw:connector>
        <draw:frame draw:style-name="gr68" draw:text-style-name="P37" draw:layer="layout" svg:width="8.128cm" svg:height="2.301cm" svg:x="9.275cm" svg:y="1.933cm">
          <draw:text-box>
            <text:p><text:span text:style-name="T11">A</text:span><text:span text:style-name="T11">s</text:span><text:span text:style-name="T11">y</text:span><text:span text:style-name="T11">m</text:span><text:span text:style-name="T11">m</text:span><text:span text:style-name="T11">et</text:span><text:span text:style-name="T11">ry </text:span><text:span text:style-name="T11">In</text:span><text:span text:style-name="T11">je</text:span><text:span text:style-name="T11">ct</text:span><text:span text:style-name="T11">io</text:span><text:span text:style-name="T11">n</text:span></text:p>
          </draw:text-box>
        </draw:frame>
        <draw:line draw:style-name="gr69" draw:text-style-name="P14" draw:layer="layout" svg:x1="2.651cm" svg:y1="9.636cm" svg:x2="35.163cm" svg:y2="25.384cm">
          <text:p/>
        </draw:line>
        <draw:frame draw:style-name="gr68" draw:text-style-name="P37" draw:layer="layout" svg:width="8.128cm" svg:height="2.301cm" svg:x="3.275cm" svg:y="13.934cm">
          <draw:text-box>
            <text:p><text:span text:style-name="T12">π</text:span><text:span text:style-name="T13">0 </text:span><text:span text:style-name="T13">A</text:span><text:span text:style-name="T13">n</text:span><text:span text:style-name="T13">al</text:span><text:span text:style-name="T13">y</text:span><text:span text:style-name="T13">si</text:span><text:span text:style-name="T13">s </text:span><text:span text:style-name="T13">S</text:span><text:span text:style-name="T13">e</text:span><text:span text:style-name="T13">q</text:span><text:span text:style-name="T13">u</text:span><text:span text:style-name="T13">e</text:span><text:span text:style-name="T13">n</text:span><text:span text:style-name="T13">c</text:span><text:span text:style-name="T13">e</text:span></text:p>
          </draw:text-box>
        </draw:frame>
        <draw:custom-shape draw:style-name="gr70" draw:text-style-name="P38" xml:id="id88" draw:id="id88" draw:layer="layout" svg:width="6.658cm" svg:height="0.702cm" svg:x="9.039cm" svg:y="18.622cm">
          <text:p text:style-name="P3"><text:span text:style-name="T2">loop_singleBinTreeMaker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89" draw:id="id89" draw:layer="layout" svg:width="3.683cm" svg:height="0.889cm" svg:x="10.52cm" svg:y="21.258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368cm" svg:y1="19.324cm" svg:x2="12.361cm" svg:y2="21.258cm" draw:start-shape="id88" draw:start-glue-point="6" draw:end-shape="id89" draw:end-glue-point="4" svg:d="M12368 19324v542l-7 890v502" svg:viewBox="0 0 8 1935">
          <text:p/>
        </draw:connector>
        <draw:custom-shape draw:style-name="gr12" draw:text-style-name="P12" xml:id="id90" draw:id="id90" draw:layer="layout" svg:width="3.683cm" svg:height="1.016cm" svg:x="3.794cm" svg:y="17.5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7.477cm" svg:y1="18.018cm" svg:x2="9.039cm" svg:y2="18.973cm" draw:start-shape="id90" draw:start-glue-point="7" draw:end-shape="id88" draw:end-glue-point="5" svg:d="M7477 18018l1562 955" svg:viewBox="0 0 1563 956">
          <text:p/>
        </draw:connector>
        <draw:connector draw:style-name="gr13" draw:text-style-name="P14" draw:layer="layout" draw:type="line" svg:x1="12.361cm" svg:y1="22.147cm" svg:x2="12.382cm" svg:y2="23.535cm" draw:start-shape="id89" draw:start-glue-point="6" draw:end-shape="id91" draw:end-glue-point="4" svg:d="M12361 22147l21 1388" svg:viewBox="0 0 22 1389">
          <text:p/>
        </draw:connector>
        <draw:custom-shape draw:style-name="gr71" draw:text-style-name="P20" xml:id="id92" draw:id="id92" draw:layer="layout" svg:width="7.112cm" svg:height="1.397cm" svg:x="1.401cm" svg:y="21.012cm">
          <text:p text:style-name="P3"><text:span text:style-name="T2">hadd_makeBibendingCatTrees.rb</text:span></text:p>
          <text:p text:style-name="P3"><text:span text:style-name="T2">(use truncation for MC, for now…</text:span></text:p>
          <text:p text:style-name="P3"><text:span text:style-name="T2">since we also have sWeigh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" svg:x1="8.513cm" svg:y1="21.711cm" svg:x2="10.52cm" svg:y2="21.702cm" draw:start-shape="id92" draw:start-glue-point="7" draw:end-shape="id89" draw:end-glue-point="5" svg:d="M8513 21711l2007-9" svg:viewBox="0 0 2008 10">
          <text:p/>
        </draw:connector>
        <draw:custom-shape draw:style-name="gr72" draw:text-style-name="P38" xml:id="id91" draw:id="id91" draw:layer="layout" svg:width="5.233cm" svg:height="0.702cm" svg:x="9.765cm" svg:y="23.535cm">
          <text:p text:style-name="P3"><text:span text:style-name="T2">loop_TrimCatTree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3" draw:text-style-name="P12" xml:id="id93" draw:id="id93" draw:layer="layout" svg:width="5.456cm" svg:height="0.889cm" svg:x="9.657cm" svg:y="25.673cm">
          <text:p text:style-name="P3"><text:span text:style-name="T2">catTree*.trimmed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382cm" svg:y1="24.237cm" svg:x2="12.385cm" svg:y2="25.673cm" draw:start-shape="id91" draw:start-glue-point="6" draw:end-shape="id93" svg:d="M12382 24237l3 1436" svg:viewBox="0 0 4 1437">
          <text:p/>
        </draw:connector>
        <draw:custom-shape draw:style-name="gr72" draw:text-style-name="P38" xml:id="id94" draw:id="id94" draw:layer="layout" svg:width="5.233cm" svg:height="0.702cm" svg:x="17.637cm" svg:y="25.762cm">
          <text:p text:style-name="P3"><text:span text:style-name="T2">loop_sPlotBru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113cm" svg:y1="26.117cm" svg:x2="17.637cm" svg:y2="26.113cm" draw:start-shape="id93" draw:start-glue-point="7" draw:end-shape="id94" draw:end-glue-point="5" svg:d="M15113 26117l2524-4" svg:viewBox="0 0 2525 5">
          <text:p/>
        </draw:connector>
        <draw:custom-shape draw:style-name="gr73" draw:text-style-name="P12" xml:id="id95" draw:id="id95" draw:layer="layout" svg:width="5.456cm" svg:height="0.889cm" svg:x="17.564cm" svg:y="28.305cm">
          <text:p text:style-name="P3"><text:span text:style-name="T2">splo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0.254cm" svg:y1="26.464cm" svg:x2="20.292cm" svg:y2="28.305cm" draw:start-shape="id94" draw:start-glue-point="6" draw:end-shape="id95" draw:end-glue-point="4" svg:d="M20254 26464l38 1841" svg:viewBox="0 0 39 1842">
          <text:p/>
        </draw:connector>
        <draw:custom-shape draw:style-name="gr74" draw:text-style-name="P38" xml:id="id96" draw:id="id96" draw:layer="layout" svg:width="6.812cm" svg:height="1.031cm" svg:x="24.922cm" svg:y="28.223cm">
          <text:p text:style-name="P3"><text:span text:style-name="T2">loop_DrawSweightedDist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02cm" svg:y1="28.749cm" svg:x2="24.922cm" svg:y2="28.739cm" draw:start-shape="id95" draw:start-glue-point="7" draw:end-shape="id96" draw:end-glue-point="5" svg:d="M23020 28749l1902-10" svg:viewBox="0 0 1903 11">
          <text:p/>
        </draw:connector>
        <draw:custom-shape draw:style-name="gr75" draw:text-style-name="P38" xml:id="id97" draw:id="id97" draw:layer="layout" svg:width="11.199cm" svg:height="1.528cm" svg:x="6.812cm" svg:y="32.365cm">
          <text:p text:style-name="P3"><text:span text:style-name="T2">finalFi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2.385cm" svg:y1="26.562cm" svg:x2="12.412cm" svg:y2="32.365cm" draw:start-shape="id93" draw:start-glue-point="6" draw:end-shape="id97" draw:end-glue-point="4" svg:d="M12385 26562v501l27 4761v541" svg:viewBox="0 0 28 5804">
          <text:p/>
        </draw:connector>
        <draw:connector draw:style-name="gr13" draw:text-style-name="P14" draw:layer="layout" draw:type="lines" svg:x1="20.292cm" svg:y1="29.194cm" svg:x2="12.412cm" svg:y2="32.365cm" draw:start-shape="id95" draw:start-glue-point="6" draw:end-shape="id97" draw:end-glue-point="4" svg:d="M20292 29194v501l-7880 2129v541" svg:viewBox="0 0 7881 3172">
          <text:p/>
        </draw:connector>
        <draw:custom-shape draw:style-name="gr76" draw:text-style-name="P12" xml:id="id98" draw:id="id98" draw:layer="layout" svg:width="6.532cm" svg:height="0.889cm" svg:x="1.742cm" svg:y="26.908cm">
          <text:p text:style-name="P3"><text:span text:style-name="T2">catTreeWeigh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2" draw:text-style-name="P14" draw:layer="layout" draw:type="lines" svg:x1="4.957cm" svg:y1="22.409cm" svg:x2="5.008cm" svg:y2="26.908cm" draw:start-shape="id92" draw:start-glue-point="6" draw:end-shape="id98" draw:end-glue-point="4" svg:d="M4957 22409v511l51 3486v502" svg:viewBox="0 0 52 4500">
          <text:p/>
        </draw:connector>
        <draw:frame draw:style-name="gr66" draw:text-style-name="P37" draw:layer="layout" svg:width="5.842cm" svg:height="0.763cm" svg:x="3.016cm" svg:y="24.468cm">
          <draw:text-box>
            <text:p><text:span text:style-name="T14">(if </text:span><text:span text:style-name="T14">usin</text:span><text:span text:style-name="T14">g </text:span><text:span text:style-name="T14">rew</text:span><text:span text:style-name="T14">eigh</text:span><text:span text:style-name="T14">ting)</text:span></text:p>
          </draw:text-box>
        </draw:frame>
        <draw:connector draw:style-name="gr22" draw:text-style-name="P14" draw:layer="layout" draw:type="lines" svg:x1="5.008cm" svg:y1="27.797cm" svg:x2="12.412cm" svg:y2="32.365cm" draw:start-shape="id98" draw:start-glue-point="6" draw:end-shape="id97" draw:end-glue-point="4" svg:d="M5008 27797v501l7404 3526v541" svg:viewBox="0 0 7405 4569">
          <text:p/>
        </draw:connector>
        <draw:frame draw:style-name="gr77" draw:text-style-name="P37" draw:layer="layout" svg:width="5.842cm" svg:height="1.275cm" svg:x="6.207cm" svg:y="29.194cm">
          <draw:text-box>
            <text:p><text:span text:style-name="T14">TO</text:span><text:span text:style-name="T14">DO: </text:span><text:span text:style-name="T14">mult</text:span><text:span text:style-name="T14">iply </text:span><text:span text:style-name="T14">thes</text:span><text:span text:style-name="T14">e </text:span><text:span text:style-name="T14">weig</text:span><text:span text:style-name="T14">hts </text:span><text:span text:style-name="T14">by </text:span><text:span text:style-name="T14">sWe</text:span><text:span text:style-name="T14">ight</text:span><text:span text:style-name="T14">s ??</text:span></text:p>
          </draw:text-box>
        </draw:frame>
        <draw:custom-shape draw:style-name="gr78" draw:text-style-name="P38" xml:id="id99" draw:id="id99" draw:layer="layout" svg:width="3.683cm" svg:height="0.813cm" svg:x="10.6cm" svg:y="35.366cm">
          <text:p text:style-name="P3"><text:span text:style-name="T2">finalPlo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2.412cm" svg:y1="33.893cm" svg:x2="12.441cm" svg:y2="35.366cm" draw:start-shape="id97" draw:start-glue-point="6" draw:end-shape="id99" draw:end-glue-point="4" svg:d="M12412 33893l29 1473" svg:viewBox="0 0 30 1474">
          <text:p/>
        </draw:connector>
      </draw:page>
      <draw:page draw:name="page3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C</text:span><text:span text:style-name="T11">o</text:span><text:span text:style-name="T11">v</text:span><text:span text:style-name="T11">er</text:span><text:span text:style-name="T11">a</text:span><text:span text:style-name="T11">g</text:span><text:span text:style-name="T11">e </text:span><text:span text:style-name="T11">Pl</text:span><text:span text:style-name="T11">ot</text:span><text:span text:style-name="T11">s</text:span></text:p>
          </draw:text-box>
        </draw:frame>
        <draw:custom-shape draw:style-name="gr12" draw:text-style-name="P12" xml:id="id100" draw:id="id100" draw:layer="layout" svg:width="3.683cm" svg:height="1.016cm" svg:x="4.228cm" svg:y="4.7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102" draw:id="id102" draw:layer="layout" svg:width="3.683cm" svg:height="1.016cm" svg:x="12.003cm" svg:y="4.607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069cm" svg:y1="5.734cm" svg:x2="8.7cm" svg:y2="8.039cm" draw:start-shape="id100" draw:start-glue-point="6" draw:end-shape="id101" draw:end-glue-point="4" svg:d="M6069 5734v502l2631 1301v502" svg:viewBox="0 0 2632 2306">
          <text:p/>
        </draw:connector>
        <draw:connector draw:style-name="gr13" draw:text-style-name="P14" draw:layer="layout" draw:type="lines" svg:x1="13.844cm" svg:y1="5.623cm" svg:x2="8.7cm" svg:y2="8.039cm" draw:start-shape="id102" draw:start-glue-point="6" draw:end-shape="id101" draw:end-glue-point="4" svg:d="M13844 5623v502l-5144 1412v502" svg:viewBox="0 0 5145 2417">
          <text:p/>
        </draw:connector>
        <draw:custom-shape draw:style-name="gr57" draw:text-style-name="P31" xml:id="id101" draw:id="id101" draw:layer="layout" svg:width="1.038cm" svg:height="0.643cm" svg:x="8.181cm" svg:y="8.0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cm" svg:y1="8.682cm" svg:x2="8.722cm" svg:y2="10.187cm" draw:start-shape="id101" draw:start-glue-point="6" draw:end-shape="id103" draw:end-glue-point="4" svg:d="M8700 8682v501l22 463v541" svg:viewBox="0 0 23 1506">
          <text:p/>
        </draw:connector>
        <draw:custom-shape draw:style-name="gr80" draw:text-style-name="P27" xml:id="id103" draw:id="id103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1" draw:text-style-name="P12" xml:id="id104" draw:id="id104" draw:layer="layout" svg:width="4.195cm" svg:height="1.016cm" svg:x="6.68cm" svg:y="12.5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22cm" svg:y1="10.889cm" svg:x2="8.778cm" svg:y2="12.592cm" draw:start-shape="id103" draw:start-glue-point="6" draw:end-shape="id104" draw:end-glue-point="4" svg:d="M8722 10889v542l56 660v501" svg:viewBox="0 0 57 1704">
          <text:p/>
        </draw:connector>
        <draw:custom-shape draw:style-name="gr82" draw:text-style-name="P27" xml:id="id105" draw:id="id105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8cm" svg:y1="13.608cm" svg:x2="8.735cm" svg:y2="15.065cm" draw:start-shape="id104" draw:start-glue-point="6" draw:end-shape="id105" draw:end-glue-point="4" svg:d="M8778 13608l-43 1457" svg:viewBox="0 0 44 1458">
          <text:p/>
        </draw:connector>
        <draw:custom-shape draw:style-name="gr83" draw:text-style-name="P12" xml:id="id106" draw:id="id106" draw:layer="layout" svg:width="5.949cm" svg:height="1.016cm" svg:x="5.795cm" svg:y="17.886cm">
          <text:p text:style-name="P3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735cm" svg:y1="15.767cm" svg:x2="8.77cm" svg:y2="17.886cm" draw:start-shape="id105" draw:start-glue-point="6" draw:end-shape="id106" draw:end-glue-point="4" svg:d="M8735 15767l35 2119" svg:viewBox="0 0 36 2120">
          <text:p/>
        </draw:connector>
        <draw:custom-shape draw:style-name="gr84" draw:text-style-name="P20" xml:id="id107" draw:id="id107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cm" svg:y1="18.902cm" svg:x2="8.818cm" svg:y2="20.815cm" draw:start-shape="id106" draw:start-glue-point="6" draw:end-shape="id107" draw:end-glue-point="4" svg:d="M8770 18902l48 1913" svg:viewBox="0 0 49 1914">
          <text:p/>
        </draw:connector>
        <draw:custom-shape draw:style-name="gr83" draw:text-style-name="P12" xml:id="id108" draw:id="id108" draw:layer="layout" svg:width="5.949cm" svg:height="1.016cm" svg:x="5.855cm" svg:y="23.037cm">
          <text:p text:style-name="P3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818cm" svg:y1="21.55cm" svg:x2="8.83cm" svg:y2="23.037cm" draw:start-shape="id107" draw:start-glue-point="6" draw:end-shape="id108" draw:end-glue-point="4" svg:d="M8818 21550l12 1487" svg:viewBox="0 0 13 1488">
          <text:p/>
        </draw:connector>
        <draw:custom-shape draw:style-name="gr85" draw:text-style-name="P27" xml:id="id109" draw:id="id109" draw:layer="layout" svg:width="6.912cm" svg:height="0.702cm" svg:x="14.991cm" svg:y="10.12cm">
          <text:p text:style-name="P3"><text:span text:style-name="T2">Stack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844cm" svg:y1="5.623cm" svg:x2="18.447cm" svg:y2="10.12cm" draw:start-shape="id102" draw:start-glue-point="6" draw:end-shape="id109" draw:end-glue-point="4" svg:d="M13844 5623v502l4603 3454v541" svg:viewBox="0 0 4604 4498">
          <text:p/>
        </draw:connector>
        <draw:custom-shape draw:style-name="gr86" draw:text-style-name="P20" xml:id="id110" draw:id="id110" draw:layer="layout" svg:width="9.144cm" svg:height="0.735cm" svg:x="13.902cm" svg:y="15.197cm">
          <text:p text:style-name="P3"><text:span text:style-name="T2">latex_Stack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12" xml:id="id111" draw:id="id111" draw:layer="layout" svg:width="5.949cm" svg:height="1.016cm" svg:x="15.553cm" svg:y="17.718cm">
          <text:p text:style-name="P3"><text:span text:style-name="T2">stacks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74cm" svg:y1="15.932cm" svg:x2="18.528cm" svg:y2="17.718cm" draw:start-shape="id110" draw:start-glue-point="6" draw:end-shape="id111" draw:end-glue-point="4" svg:d="M18474 15932l54 1786" svg:viewBox="0 0 55 1787">
          <text:p/>
        </draw:connector>
        <draw:custom-shape draw:style-name="gr81" draw:text-style-name="P12" xml:id="id112" draw:id="id112" draw:layer="layout" svg:width="4.195cm" svg:height="1.016cm" svg:x="16.352cm" svg:y="12.563cm">
          <text:p text:style-name="P3"><text:span text:style-name="T2">cattreestack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47cm" svg:y1="10.822cm" svg:x2="18.45cm" svg:y2="12.563cm" draw:start-shape="id109" draw:start-glue-point="6" draw:end-shape="id112" draw:end-glue-point="4" svg:d="M18447 10822l3 1741" svg:viewBox="0 0 4 1742">
          <text:p/>
        </draw:connector>
        <draw:connector draw:style-name="gr13" draw:text-style-name="P14" draw:layer="layout" draw:type="line" svg:x1="18.45cm" svg:y1="13.579cm" svg:x2="18.474cm" svg:y2="15.197cm" draw:start-shape="id112" draw:start-glue-point="6" draw:end-shape="id110" draw:end-glue-point="4" svg:d="M18450 13579l24 1618" svg:viewBox="0 0 25 1619">
          <text:p/>
        </draw:connector>
        <draw:custom-shape draw:style-name="gr87" draw:text-style-name="P12" xml:id="id115" draw:id="id115" draw:layer="layout" svg:width="6.999cm" svg:height="1.016cm" svg:x="16.462cm" svg:y="24.495cm">
          <text:p text:style-name="P3"><text:span text:style-name="T2">catTreeData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8" draw:text-style-name="P14" draw:layer="layout" svg:x1="3.413cm" svg:y1="28.559cm" svg:x2="35.925cm" svg:y2="12.811cm">
          <text:p/>
        </draw:line>
        <draw:frame draw:style-name="gr89" draw:text-style-name="P37" draw:layer="layout" svg:width="17.579cm" svg:height="1.276cm" svg:x="17.002cm" svg:y="22.965cm">
          <draw:text-box>
            <text:p><text:span text:style-name="T11">In</text:span><text:span text:style-name="T11">b</text:span><text:span text:style-name="T11">e</text:span><text:span text:style-name="T11">n</text:span><text:span text:style-name="T11">di</text:span><text:span text:style-name="T11">n</text:span><text:span text:style-name="T11">g </text:span><text:span text:style-name="T11">+ </text:span><text:span text:style-name="T11">O</text:span><text:span text:style-name="T11">ut</text:span><text:span text:style-name="T11">b</text:span><text:span text:style-name="T11">e</text:span><text:span text:style-name="T11">n</text:span><text:span text:style-name="T11">di</text:span><text:span text:style-name="T11">n</text:span><text:span text:style-name="T11">g </text:span><text:span text:style-name="T11">= </text:span><text:span text:style-name="T11">Bi</text:span><text:span text:style-name="T11">b</text:span><text:span text:style-name="T11">e</text:span><text:span text:style-name="T11">n</text:span><text:span text:style-name="T11">di</text:span><text:span text:style-name="T11">n</text:span><text:span text:style-name="T11">g</text:span></text:p>
          </draw:text-box>
        </draw:frame>
        <draw:custom-shape draw:style-name="gr87" draw:text-style-name="P12" xml:id="id113" draw:id="id113" draw:layer="layout" svg:width="6.999cm" svg:height="1.016cm" svg:x="16.462cm" svg:y="25.596cm">
          <text:p text:style-name="P3"><text:span text:style-name="T2">catTreeData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6" draw:id="id116" draw:layer="layout" svg:width="6.999cm" svg:height="1.016cm" svg:x="25.762cm" svg:y="24.496cm">
          <text:p text:style-name="P3"><text:span text:style-name="T2">catTreeMC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7" draw:id="id117" draw:layer="layout" svg:width="6.999cm" svg:height="1.016cm" svg:x="25.762cm" svg:y="25.597cm">
          <text:p text:style-name="P3"><text:span text:style-name="T2">catTreeMC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0" draw:text-style-name="P39" xml:id="id114" draw:id="id114" draw:layer="layout" svg:width="7.366cm" svg:height="3.175cm" svg:x="21.066cm" svg:y="28.213cm">
          <text:p text:style-name="P3"><text:span text:style-name="T3">hadd_makeBibendingCatTrees.rb</text:span></text:p>
          <text:p text:style-name="P5"><text:span text:style-name="T3"/></text:p>
          <text:p text:style-name="P5"><text:span text:style-name="T3">– </text:span><text:span text:style-name="T3">rga</text:span></text:p>
          <text:p text:style-name="P5"><text:span text:style-name="T3">– </text:span><text:span text:style-name="T3">rgb</text:span></text:p>
          <text:p text:style-name="P5"><text:span text:style-name="T3">– </text:span><text:span text:style-name="T3">mc, balance yield against rga</text:span></text:p>
          <text:p text:style-name="P5"><text:span text:style-name="T3">– </text:span><text:span text:style-name="T3">mc, balance yield against 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12" xml:id="id118" draw:id="id118" draw:layer="layout" svg:width="6.999cm" svg:height="1.016cm" svg:x="17.434cm" svg:y="34.304cm">
          <text:p text:style-name="P3"><text:span text:style-name="T2">catTreeDat</text:span><text:span text:style-name="T2">a.bibendin</text:span><text:span text:style-name="T2">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9" draw:id="id119" draw:layer="layout" svg:width="6.999cm" svg:height="1.016cm" svg:x="25.239cm" svg:y="34.309cm">
          <text:p text:style-name="P3"><text:span text:style-name="T2">catTree</text:span><text:span text:style-name="T2">MC.bib</text:span><text:span text:style-name="T2">ending.</text:span><text:span text:style-name="T2">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3.461cm" svg:y1="26.104cm" svg:x2="24.749cm" svg:y2="28.213cm" draw:start-shape="id113" draw:start-glue-point="7" draw:end-shape="id114" draw:end-glue-point="4" svg:d="M23461 26104h1288v2109" svg:viewBox="0 0 1289 2110">
          <text:p/>
        </draw:connector>
        <draw:connector draw:style-name="gr13" draw:text-style-name="P14" draw:layer="layout" svg:x1="23.461cm" svg:y1="25.003cm" svg:x2="24.749cm" svg:y2="28.213cm" draw:start-shape="id115" draw:start-glue-point="7" draw:end-shape="id114" draw:end-glue-point="4" svg:d="M23461 25003h1288v3210" svg:viewBox="0 0 1289 3211">
          <text:p/>
        </draw:connector>
        <draw:connector draw:style-name="gr13" draw:text-style-name="P14" draw:layer="layout" svg:x1="25.762cm" svg:y1="25.004cm" svg:x2="24.749cm" svg:y2="28.213cm" draw:start-shape="id116" draw:start-glue-point="5" draw:end-shape="id114" draw:end-glue-point="4" svg:d="M25762 25004h-1013v3209" svg:viewBox="0 0 1014 3210">
          <text:p/>
        </draw:connector>
        <draw:connector draw:style-name="gr13" draw:text-style-name="P14" draw:layer="layout" svg:x1="25.762cm" svg:y1="26.105cm" svg:x2="24.749cm" svg:y2="28.213cm" draw:start-shape="id117" draw:start-glue-point="5" draw:end-shape="id114" draw:end-glue-point="4" svg:d="M25762 26105h-1013v2108" svg:viewBox="0 0 1014 2109">
          <text:p/>
        </draw:connector>
        <draw:connector draw:style-name="gr13" draw:text-style-name="P14" draw:layer="layout" svg:x1="24.749cm" svg:y1="31.388cm" svg:x2="20.933cm" svg:y2="34.304cm" draw:start-shape="id114" draw:start-glue-point="6" draw:end-shape="id118" svg:d="M24749 31388v1458h-3816v1458" svg:viewBox="0 0 3817 2917">
          <text:p/>
        </draw:connector>
        <draw:connector draw:style-name="gr13" draw:text-style-name="P14" draw:layer="layout" svg:x1="24.749cm" svg:y1="31.388cm" svg:x2="28.738cm" svg:y2="34.309cm" draw:start-shape="id114" draw:start-glue-point="6" draw:end-shape="id119" svg:d="M24749 31388v1461h3989v1460" svg:viewBox="0 0 3990 2922">
          <text:p/>
        </draw:connector>
      </draw:page>
      <draw:page draw:name="page4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Sys</text:span><text:span text:style-name="T11">tem</text:span><text:span text:style-name="T11">atic</text:span><text:span text:style-name="T11">s</text:span></text:p>
          </draw:text-box>
        </draw:frame>
        <draw:custom-shape draw:style-name="gr91" draw:text-style-name="P40" xml:id="id121" draw:id="id121" draw:layer="layout" svg:width="5.594cm" svg:height="1.016cm" svg:x="1.672cm" svg:y="9.071cm">
          <text:p text:style-name="P3"><text:span text:style-name="T2">systematicPolarization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2" draw:text-style-name="P41" xml:id="id120" draw:id="id120" draw:layer="layout" svg:width="5.949cm" svg:height="1.016cm" svg:x="1.495cm" svg:y="6.923cm">
          <text:p text:style-name="P3"><text:span text:style-name="T2">catTrees/catTreeData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2" draw:text-style-name="P41" xml:id="id122" draw:id="id122" draw:layer="layout" svg:width="5.949cm" svg:height="1.016cm" svg:x="5.697cm" svg:y="11.111cm">
          <text:p text:style-name="P3"><text:span text:style-name="T2">systematicPolarization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3" draw:text-style-name="P42" draw:layer="layout" draw:type="line" svg:x1="4.47cm" svg:y1="7.939cm" svg:x2="4.469cm" svg:y2="9.071cm" draw:start-shape="id120" draw:start-glue-point="6" draw:end-shape="id121" draw:end-glue-point="4" svg:d="M4470 7939l-1 1132" svg:viewBox="0 0 2 1133">
          <text:p/>
        </draw:connector>
        <draw:connector draw:style-name="gr93" draw:text-style-name="P42" draw:layer="layout" svg:x1="4.469cm" svg:y1="10.087cm" svg:x2="5.697cm" svg:y2="11.619cm" draw:start-shape="id121" draw:start-glue-point="6" draw:end-shape="id122" draw:end-glue-point="5" svg:d="M4469 10087v1532h1228" svg:viewBox="0 0 1229 1533">
          <text:p/>
        </draw:connector>
        <draw:custom-shape draw:style-name="gr94" draw:text-style-name="P43" draw:layer="layout" svg:width="4.699cm" svg:height="1.86cm" svg:x="1.354cm" svg:y="13.818cm">
          <text:p text:style-name="P3"><text:span text:style-name="T2">system</text:span><text:span text:style-name="T2">aticMis</text:span><text:span text:style-name="T2">PID.n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3" draw:id="id123" draw:layer="layout" svg:width="5.949cm" svg:height="1.016cm" svg:x="13.717cm" svg:y="6.08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4" draw:id="id124" draw:layer="layout" svg:width="7.112cm" svg:height="1.016cm" svg:x="13.135cm" svg:y="8.126cm">
          <text:p text:style-name="P3"><text:span text:style-name="T2">systematicBaryonDecay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5" draw:id="id125" draw:layer="layout" svg:width="5.949cm" svg:height="1.016cm" svg:x="13.717cm" svg:y="10.081cm">
          <text:p text:style-name="P3"><text:span text:style-name="T2">baryonTree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4" xml:id="id126" draw:id="id126" draw:layer="layout" svg:width="7.112cm" svg:height="1.016cm" svg:x="13.135cm" svg:y="12.127cm">
          <text:p text:style-name="P3"><text:span text:style-name="T2">systematicBaryonDecay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42" xml:id="id127" draw:id="id127" draw:layer="layout" svg:width="5.949cm" svg:height="1.016cm" svg:x="18.165cm" svg:y="14.043cm">
          <text:p text:style-name="P3"><text:span text:style-name="T2">baryonTrees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5" draw:text-style-name="P42" xml:id="id128" draw:id="id128" draw:layer="layout" svg:width="5.949cm" svg:height="1.016cm" svg:x="18.165cm" svg:y="15.244cm">
          <text:p text:style-name="P3"><text:span text:style-name="T2">baryonTrees/*.js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14" draw:layer="layout" svg:width="0.771cm" svg:height="5.207cm" svg:x="20.444cm" svg:y="7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8" draw:text-style-name="P45" draw:layer="layout" svg:width="4.069cm" svg:height="1.475cm" draw:transform="rotate (1.5707963267949) translate (21.642cm 12.556cm)">
          <text:p text:style-name="P3"><text:span text:style-name="T3">systemat</text:span><text:span text:style-name="T3">icBaryon</text:span><text:span text:style-name="T3">...</text:span></text:p>
          <text:p text:style-name="P3"><text:span text:style-name="T3">...Decay</text:span><text:span text:style-name="T3">Loop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6.692cm" svg:y1="7.096cm" svg:x2="16.691cm" svg:y2="8.126cm" draw:start-shape="id123" draw:start-glue-point="6" draw:end-shape="id124" draw:end-glue-point="4" svg:d="M16692 7096l-1 1030" svg:viewBox="0 0 2 1031">
          <text:p/>
        </draw:connector>
        <draw:connector draw:style-name="gr13" draw:text-style-name="P14" draw:layer="layout" draw:type="line" svg:x1="16.691cm" svg:y1="9.142cm" svg:x2="16.692cm" svg:y2="10.081cm" draw:start-shape="id124" draw:start-glue-point="6" draw:end-shape="id125" draw:end-glue-point="4" svg:d="M16691 9142l1 939" svg:viewBox="0 0 2 940">
          <text:p/>
        </draw:connector>
        <draw:connector draw:style-name="gr13" draw:text-style-name="P14" draw:layer="layout" draw:type="line" svg:x1="16.692cm" svg:y1="11.097cm" svg:x2="16.691cm" svg:y2="12.127cm" draw:start-shape="id125" draw:start-glue-point="6" draw:end-shape="id126" draw:end-glue-point="4" svg:d="M16692 11097l-1 1030" svg:viewBox="0 0 2 1031">
          <text:p/>
        </draw:connector>
        <draw:connector draw:style-name="gr13" draw:text-style-name="P14" draw:layer="layout" svg:x1="16.691cm" svg:y1="13.143cm" svg:x2="18.165cm" svg:y2="14.551cm" draw:start-shape="id126" draw:start-glue-point="6" draw:end-shape="id127" draw:end-glue-point="5" svg:d="M16691 13143v1408h1474" svg:viewBox="0 0 1475 1409">
          <text:p/>
        </draw:connector>
        <draw:connector draw:style-name="gr13" draw:text-style-name="P14" draw:layer="layout" svg:x1="16.691cm" svg:y1="13.143cm" svg:x2="18.165cm" svg:y2="15.752cm" draw:start-shape="id126" draw:start-glue-point="6" draw:end-shape="id128" draw:end-glue-point="5" svg:d="M16691 13143v2609h1474" svg:viewBox="0 0 1475 2610">
          <text:p/>
        </draw:connector>
        <draw:custom-shape draw:style-name="gr99" draw:text-style-name="P46" xml:id="id129" draw:id="id129" draw:layer="layout" svg:width="5.949cm" svg:height="1.016cm" svg:x="26.318cm" svg:y="6.081cm">
          <text:p text:style-name="P3"><text:span text:style-name="T2">outroot.m</text:span><text:span text:style-name="T2">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0" draw:text-style-name="P47" xml:id="id130" draw:id="id130" draw:layer="layout" svg:width="7.112cm" svg:height="1.016cm" svg:x="25.736cm" svg:y="8.127cm">
          <text:p text:style-name="P3"><text:span text:style-name="T2">systemati</text:span><text:span text:style-name="T2">cBinMigr</text:span><text:span text:style-name="T2">ation1.cp</text:span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46" xml:id="id131" draw:id="id131" draw:layer="layout" svg:width="5.949cm" svg:height="1.016cm" svg:x="26.318cm" svg:y="10.082cm">
          <text:p text:style-name="P3"><text:span text:style-name="T2">migratio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0" draw:text-style-name="P47" xml:id="id132" draw:id="id132" draw:layer="layout" svg:width="7.112cm" svg:height="1.016cm" svg:x="25.736cm" svg:y="12.128cm">
          <text:p text:style-name="P3"><text:span text:style-name="T2">systematicBinMig</text:span><text:span text:style-name="T2">ration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46" xml:id="id133" draw:id="id133" draw:layer="layout" svg:width="5.949cm" svg:height="1.016cm" svg:x="30.766cm" svg:y="14.044cm">
          <text:p text:style-name="P3"><text:span text:style-name="T2">migratio</text:span><text:span text:style-name="T2">n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9" draw:text-style-name="P46" xml:id="id134" draw:id="id134" draw:layer="layout" svg:width="5.949cm" svg:height="1.016cm" svg:x="30.766cm" svg:y="15.245cm">
          <text:p text:style-name="P3"><text:span text:style-name="T2">migration/*.npz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14" draw:layer="layout" svg:width="0.771cm" svg:height="5.207cm" svg:x="33.045cm" svg:y="7.9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14" draw:layer="layout" draw:type="line" svg:x1="29.293cm" svg:y1="7.097cm" svg:x2="29.292cm" svg:y2="8.127cm" draw:start-shape="id129" draw:start-glue-point="6" draw:end-shape="id130" draw:end-glue-point="4" svg:d="M29293 7097l-1 1030" svg:viewBox="0 0 2 1031">
          <text:p/>
        </draw:connector>
        <draw:connector draw:style-name="gr13" draw:text-style-name="P14" draw:layer="layout" draw:type="line" svg:x1="29.292cm" svg:y1="9.143cm" svg:x2="29.293cm" svg:y2="10.082cm" draw:start-shape="id130" draw:start-glue-point="6" draw:end-shape="id131" draw:end-glue-point="4" svg:d="M29292 9143l1 939" svg:viewBox="0 0 2 940">
          <text:p/>
        </draw:connector>
        <draw:connector draw:style-name="gr13" draw:text-style-name="P14" draw:layer="layout" draw:type="line" svg:x1="29.293cm" svg:y1="11.098cm" svg:x2="29.292cm" svg:y2="12.128cm" draw:start-shape="id131" draw:start-glue-point="6" draw:end-shape="id132" draw:end-glue-point="4" svg:d="M29293 11098l-1 1030" svg:viewBox="0 0 2 1031">
          <text:p/>
        </draw:connector>
        <draw:connector draw:style-name="gr13" draw:text-style-name="P14" draw:layer="layout" svg:x1="29.292cm" svg:y1="13.144cm" svg:x2="30.766cm" svg:y2="14.552cm" draw:start-shape="id132" draw:start-glue-point="6" draw:end-shape="id133" draw:end-glue-point="5" svg:d="M29292 13144v1408h1474" svg:viewBox="0 0 1475 1409">
          <text:p/>
        </draw:connector>
        <draw:connector draw:style-name="gr13" draw:text-style-name="P14" draw:layer="layout" svg:x1="29.292cm" svg:y1="13.144cm" svg:x2="30.766cm" svg:y2="15.753cm" draw:start-shape="id132" draw:start-glue-point="6" draw:end-shape="id134" draw:end-glue-point="5" svg:d="M29292 13144v2609h1474" svg:viewBox="0 0 1475 2610">
          <text:p/>
        </draw:connector>
        <draw:custom-shape draw:style-name="gr101" draw:text-style-name="P48" draw:layer="layout" svg:width="4.069cm" svg:height="1.475cm" draw:transform="rotate (1.5707963267949) translate (34.142cm 12.556cm)">
          <text:p text:style-name="P3"><text:span text:style-name="T3">sy</text:span><text:span text:style-name="T3">st</text:span><text:span text:style-name="T3">e</text:span><text:span text:style-name="T3">m</text:span><text:span text:style-name="T3">ati</text:span><text:span text:style-name="T3">c</text:span><text:span text:style-name="T3">Bi</text:span><text:span text:style-name="T3">n..</text:span><text:span text:style-name="T3">.</text:span></text:p>
          <text:p text:style-name="P3"><text:span text:style-name="T3">...</text:span><text:span text:style-name="T3">Mi</text:span><text:span text:style-name="T3">gr</text:span><text:span text:style-name="T3">ati</text:span><text:span text:style-name="T3">o</text:span><text:span text:style-name="T3">n</text:span><text:span text:style-name="T3">L</text:span><text:span text:style-name="T3">o</text:span><text:span text:style-name="T3">o</text:span><text:span text:style-name="T3">p.</text:span><text:span text:style-name="T3">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4-24T17:18:21.071980522</dc:date>
    <meta:editing-duration>PT23H57M49S</meta:editing-duration>
    <meta:editing-cycles>94</meta:editing-cycles>
    <meta:generator>LibreOffice/6.0.7.3$Linux_X86_64 LibreOffice_project/00m0$Build-3</meta:generator>
    <meta:document-statistic meta:object-count="292"/>
  </office:meta>
</office:document-meta>
</file>